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09783" officeooo:paragraph-rsid="00009783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018151" officeooo:paragraph-rsid="00018151" style:font-size-asian="16pt" style:language-asian="zh" style:country-asian="CN" style:font-size-complex="18.25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847cm" style:auto-text-indent="false"/>
      <style:text-properties fo:font-size="16pt" style:font-size-asian="16pt" style:font-size-complex="16pt"/>
    </style:style>
    <style:style style:name="P6" style:family="paragraph" style:parent-style-name="Heading_20_2">
      <style:text-properties fo:font-size="16pt" style:font-size-asian="16pt" style:font-size-complex="16pt"/>
    </style:style>
    <style:style style:name="P7" style:family="paragraph" style:parent-style-name="Table_20_Contents">
      <style:text-properties fo:font-size="18.25pt" officeooo:rsid="00009783" officeooo:paragraph-rsid="00009783" style:font-size-asian="16pt" style:font-size-complex="18.25pt"/>
    </style:style>
    <style:style style:name="P8" style:family="paragraph" style:parent-style-name="Table_20_Contents">
      <style:text-properties fo:font-size="18.25pt" officeooo:rsid="00018151" officeooo:paragraph-rsid="00018151" style:font-size-asian="16pt" style:font-size-complex="18.25pt"/>
    </style:style>
    <style:style style:name="P9" style:family="paragraph" style:parent-style-name="Heading_20_1">
      <style:text-properties fo:font-size="16pt" style:font-name-asian="宋体1" style:font-size-asian="16pt" style:font-weight-asian="bold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weight="bold"/>
    </style:style>
    <style:style style:name="T4" style:family="text">
      <style:text-properties fo:font-weight="bold"/>
    </style:style>
    <style:style style:name="T5" style:family="text">
      <style:text-properties style:font-name="Calibri"/>
    </style:style>
    <style:style style:name="T6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文件下载</text:h>
      <text:h text:style-name="P6" text:outline-level="2"><text:span text:style-name="T4">1</text:span><text:span text:style-name="T2">　通过</text:span><text:span text:style-name="T3">Servlet</text:span><text:span text:style-name="T2">下载</text:span></text:h>
      <text:p text:style-name="P4"><text:span text:style-name="T1">被下载的资源必须放到</text:span>WEB-INF<text:span text:style-name="T1">目录下（只要用户不能通过浏览器直接访问就</text:span><text:span text:style-name="T5">OK</text:span><text:span text:style-name="T1">），然后通过</text:span><text:span text:style-name="T5">Servlet</text:span><text:span text:style-name="T1">完成下载。</text:span></text:p>
      <text:p text:style-name="P5"><text:span text:style-name="T1">在</text:span>jsp<text:span text:style-name="T1">页面中给出超链接，链接到</text:span><text:span text:style-name="T5">DownloadServlet</text:span><text:span text:style-name="T1">，并提供要下载的文件名称。然后</text:span><text:span text:style-name="T5">DownloadServlet</text:span><text:span text:style-name="T1">获取文件的真实路径，然后把文件写入到</text:span><text:span text:style-name="T5">response.getOutputStream()</text:span><text:span text:style-name="T1">流中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/>
            <text:p text:style-name="P7">&lt;c:forEach items="${downfiles}" var="filename"&gt;</text:p>
            <text:p text:style-name="P7">&lt;a href="/file_down/DownServlet?filename=${filename}"&gt;${filename}&lt;/a&gt;</text:p>
            <text:p text:style-name="P7">&lt;/c:forEach&gt;</text:p>
          </table:table-cell>
        </table:table-row>
      </table:table>
      <text:p text:style-name="P1"/>
      <text:p text:style-name="P1"/>
      <text:p text:style-name="P2">获取文件列表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public void doGet(HttpServletRequest request, HttpServletResponse response)</text:p>
            <text:p text:style-name="P7"><text:tab/><text:tab/><text:tab/>throws ServletException, IOException {</text:p>
            <text:p text:style-name="P7"><text:tab/><text:tab/>//定义存储文件名集合</text:p>
            <text:p text:style-name="P7"><text:s text:c="13"/>List&lt;String&gt; filename=new ArrayList&lt;String&gt;();</text:p>
            <text:p text:style-name="P7"><text:s text:c="13"/>//获得存储文件的绝对目录</text:p>
            <text:p text:style-name="P7"><text:s text:c="13"/>String path=request.getSession().getServletContext().getRealPath("/WEB-INF/upload/");</text:p>
            <text:p text:style-name="P7"><text:s text:c="13"/>//创建存储文件的目录文件对象</text:p>
            <text:p text:style-name="P7"><text:s text:c="13"/>File file=new File(path);</text:p>
            <text:p text:style-name="P7"><text:s text:c="13"/>if(file.isDirectory()){</text:p>
            <text:p text:style-name="P7"><text:s text:c="12"/><text:tab/> //获得该目录下的所有文件</text:p>
            <text:p text:style-name="P7"><text:s text:c="12"/><text:tab/> File[] files=file.listFiles();</text:p>
            <text:p text:style-name="P7"><text:s text:c="12"/><text:tab/> for(File f:files){</text:p>
            <text:p text:style-name="P7"><text:s text:c="12"/><text:tab/><text:tab/> String filenames=f.getName();</text:p>
            <text:p text:style-name="P7"><text:s text:c="12"/><text:tab/><text:tab/> filename.add(filenames);</text:p>
            <text:p text:style-name="P7"><text:soft-page-break/><text:s text:c="12"/><text:tab/> }</text:p>
            <text:p text:style-name="P7"><text:s text:c="12"/><text:tab/> </text:p>
            <text:p text:style-name="P7"><text:s text:c="13"/>}</text:p>
            <text:p text:style-name="P7"><text:s text:c="13"/>//把文件名集合放入request的域对象中</text:p>
            <text:p text:style-name="P7"><text:s text:c="13"/>request.setAttribute("downfiles", filename);</text:p>
            <text:p text:style-name="P7"><text:s text:c="13"/>//请求转发到指定页面</text:p>
            <text:p text:style-name="P7"><text:s text:c="13"/>request.getRequestDispatcher("/down.jsp").forward(request, response);</text:p>
            <text:p text:style-name="P7"><text:s text:c="13"/></text:p>
          </table:table-cell>
        </table:table-row>
      </table:table>
      <text:p text:style-name="P2"/>
      <text:p text:style-name="P2"/>
      <text:p text:style-name="P3">Servlet中下载处理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">public void doGet(HttpServletRequest request, HttpServletResponse response)</text:p>
            <text:p text:style-name="P8"><text:tab/><text:tab/><text:tab/>throws ServletException, IOException {</text:p>
            <text:p text:style-name="P8"><text:s text:c="9"/>//获得下载的文件名字</text:p>
            <text:p text:style-name="P8"><text:tab/><text:tab/>String fileName=request.getParameter("filename");</text:p>
            <text:p text:style-name="P8"><text:tab/><text:tab/>//解决乱码问题</text:p>
            <text:p text:style-name="P8"><text:tab/><text:tab/>fileName=new String(fileName.getBytes("ISO-8859-1"),"UTF-8");</text:p>
            <text:p text:style-name="P8"><text:tab/><text:tab/>//获得文件的绝对路径</text:p>
            <text:p text:style-name="P8"><text:tab/><text:tab/>String realpath=request.getSession().getServletContext().getRealPath("/WEB-INF/upload/");</text:p>
            <text:p text:style-name="P8"><text:tab/><text:tab/>//创建文件对象</text:p>
            <text:p text:style-name="P8"><text:tab/><text:tab/>File file=new File(realpath,fileName);</text:p>
            <text:p text:style-name="P8"><text:tab/><text:tab/>if(!file.exists()){</text:p>
            <text:p text:style-name="P8"><text:tab/><text:tab/><text:tab/>response.getWriter().print("文件不存在");</text:p>
            <text:p text:style-name="P8"><text:tab/><text:tab/><text:tab/>return;</text:p>
            <text:p text:style-name="P8"><text:tab/><text:tab/>}else{</text:p>
            <text:p text:style-name="P8"><text:tab/><text:tab/><text:tab/>//让浏览器弹出下载对话框</text:p>
            <text:p text:style-name="P8"><text:tab/><text:tab/><text:tab/><text:span text:style-name="T6">response.addHeader(</text:span><text:bookmark-start text:name="__DdeLink__159_2654244438"/><text:span text:style-name="T6">"content-disposition","attachment;filename="+fileName</text:span><text:bookmark-end text:name="__DdeLink__159_2654244438"/><text:span text:style-name="T6">);</text:span></text:p>
            <text:p text:style-name="P8"><text:soft-page-break/><text:tab/><text:tab/><text:tab/>//获得将输入流写到输出流中</text:p>
            <text:p text:style-name="P8"><text:tab/><text:tab/><text:tab/>IOUtils.copy(new FileInputStream(file), response.getOutputStream());</text:p>
            <text:p text:style-name="P8"><text:tab/><text:tab/>}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4M31S</meta:editing-duration>
    <meta:editing-cycles>7</meta:editing-cycles>
    <meta:generator>LibreOffice/5.3.0.3$Windows_X86_64 LibreOffice_project/7074905676c47b82bbcfbea1aeefc84afe1c50e1</meta:generator>
    <dc:date>2018-07-17T22:12:39.679000000</dc:date>
    <meta:document-statistic meta:table-count="3" meta:image-count="0" meta:object-count="0" meta:page-count="3" meta:paragraph-count="50" meta:word-count="323" meta:character-count="1858" meta:non-whitespace-character-count="1510"/>
    <meta:user-defined meta:name="Info 1"/>
    <meta:user-defined meta:name="Info 2"/>
    <meta:user-defined meta:name="Info 3"/>
    <meta:user-defined meta:name="Info 4"/>
  </office:meta>
</office:document-meta>
</file>